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enons</text:p>
          </table:table-cell>
          <table:table-cell office:value-type="string" calcext:value-type="string">
            <text:p>K=4</text:p>
          </table:table-cell>
          <table:table-cell table:number-columns-repeated="2"/>
          <table:table-cell office:value-type="string" calcext:value-type="string">
            <text:p>T(n)=4n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ri Par 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orique</text:p>
          </table:table-cell>
        </table:table-row>
        <table:table-row table:style-name="ro1">
          <table:table-cell office:value-type="string" calcext:value-type="string">
            <text:p>Pire cas</text:p>
          </table:table-cell>
          <table:table-cell office:value-type="string" calcext:value-type="string">
            <text:p>O(n * k)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string" calcext:value-type="string">
            <text:p>0.131278</text:p>
          </table:table-cell>
          <table:table-cell office:value-type="string" calcext:value-type="string">
            <text:p>0.0328195</text:p>
          </table:table-cell>
        </table:table-row>
        <table:table-row table:style-name="ro1">
          <table:table-cell office:value-type="string" calcext:value-type="string">
            <text:p>Meilleur cas</text:p>
          </table:table-cell>
          <table:table-cell office:value-type="string" calcext:value-type="string">
            <text:p>O(n * k)</text:p>
          </table:table-cell>
          <table:table-cell table:number-columns-repeated="2"/>
          <table:table-cell office:value-type="float" office:value="2243" calcext:value-type="float">
            <text:p>2243</text:p>
          </table:table-cell>
          <table:table-cell office:value-type="string" calcext:value-type="string">
            <text:p>0.546840</text:p>
          </table:table-cell>
          <table:table-cell table:formula="of:=[.B11]*([.E8]*4)" office:value-type="float" office:value="0.267687776363636" calcext:value-type="float">
            <text:p>0,267687776363636</text:p>
          </table:table-cell>
        </table:table-row>
        <table:table-row table:style-name="ro1">
          <table:table-cell table:number-columns-repeated="4"/>
          <table:table-cell office:value-type="float" office:value="3462" calcext:value-type="float">
            <text:p>3462</text:p>
          </table:table-cell>
          <table:table-cell office:value-type="string" calcext:value-type="string">
            <text:p>1.303220</text:p>
          </table:table-cell>
          <table:table-cell table:formula="of:=[.B11]*(4*[.E9])" office:value-type="float" office:value="0.413167669090909" calcext:value-type="float">
            <text:p>0,413167669090909</text:p>
          </table:table-cell>
        </table:table-row>
        <table:table-row table:style-name="ro1">
          <table:table-cell table:number-columns-repeated="4"/>
          <table:table-cell office:value-type="float" office:value="4601" calcext:value-type="float">
            <text:p>4601</text:p>
          </table:table-cell>
          <table:table-cell office:value-type="string" calcext:value-type="string">
            <text:p>2.307422</text:p>
          </table:table-cell>
          <table:table-cell table:formula="of:=[.B11]*([.E10]*4)" office:value-type="float" office:value="0.549100070909091" calcext:value-type="float">
            <text:p>0,549100070909091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0.131278/(4*1100)" office:value-type="float" office:value="0.0000298359090909091" calcext:value-type="float">
            <text:p>2,98359090909091E-05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string" calcext:value-type="string">
            <text:p>3.686831</text:p>
          </table:table-cell>
          <table:table-cell table:formula="of:=[.B11]*([.E11]*4)" office:value-type="float" office:value="0.693744558181818" calcext:value-type="float">
            <text:p>0,693744558181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42:12.560688089</meta:creation-date>
    <dc:date>2021-02-20T10:56:12.211805952</dc:date>
    <meta:editing-duration>PT3M49S</meta:editing-duration>
    <meta:editing-cycles>1</meta:editing-cycles>
    <meta:generator>LibreOffice/6.4.4.2$Linux_X86_64 LibreOffice_project/40$Build-2</meta:generator>
    <meta:document-statistic meta:table-count="1" meta:cell-count="28" meta:object-count="0"/>
  </office:meta>
</office:document-meta>
</file>